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3.0874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8819in"/>
    </style:style>
    <style:style style:name="co16" style:family="table-column">
      <style:table-column-properties fo:break-before="auto" style:column-width="0.6681in"/>
    </style:style>
    <style:style style:name="co17" style:family="table-column">
      <style:table-column-properties fo:break-before="auto" style:column-width="1.0965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1.07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0.5819in"/>
    </style:style>
    <style:style style:name="co26" style:family="table-column">
      <style:table-column-properties fo:break-before="auto" style:column-width="0.7854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1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 style:data-style-name="N2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2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6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3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6" table:default-cell-style-name="ce20"/>
        <table:table-column table:style-name="co19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8" table:number-columns-repeated="989" table:default-cell-style-name="ce13"/>
        <table:table-row table:style-name="ro1">
          <table:table-cell table:style-name="ce1" office:value-type="string" calcext:value-type="string">
            <text:p>Algo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InitDriver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N. of ind</text:p>
          </table:table-cell>
          <table:table-cell table:style-name="ce1" office:value-type="string" calcext:value-type="string">
            <text:p>N. of Iter</text:p>
          </table:table-cell>
          <table:table-cell table:style-name="ce1"/>
          <table:table-cell table:style-name="ce8" office:value-type="string" calcext:value-type="string">
            <text:p>TT</text:p>
          </table:table-cell>
          <table:table-cell table:style-name="ce8" office:value-type="string" calcext:value-type="string">
            <text:p><text:s/>LO</text:p>
          </table:table-cell>
          <table:table-cell table:style-name="ce21" office:value-type="string" calcext:value-type="string">
            <text:p>DesVel</text:p>
          </table:table-cell>
          <table:table-cell table:style-name="ce21" office:value-type="string" calcext:value-type="string">
            <text:p>DesAcc</text:p>
          </table:table-cell>
          <table:table-cell table:style-name="ce21" office:value-type="string" calcext:value-type="string">
            <text:p>DesDec</text:p>
          </table:table-cell>
          <table:table-cell table:style-name="ce21" office:value-type="string" calcext:value-type="string">
            <text:p>CurBeh</text:p>
          </table:table-cell>
          <table:table-cell table:style-name="ce21" office:value-type="string" calcext:value-type="string">
            <text:p>ObsSpeLim</text:p>
          </table:table-cell>
          <table:table-cell table:style-name="ce21" office:value-type="string" calcext:value-type="string">
            <text:p>LanKeep</text:p>
          </table:table-cell>
          <table:table-cell table:style-name="ce21" office:value-type="string" calcext:value-type="string">
            <text:p>SpeedKeep</text:p>
          </table:table-cell>
          <table:table-cell table:style-name="ce22" office:value-type="string" calcext:value-type="string">
            <text:p>DistKeep</text:p>
          </table:table-cell>
          <table:table-cell table:style-name="ce22" office:value-type="string" calcext:value-type="string">
            <text:p>LanChaDyn</text:p>
          </table:table-cell>
          <table:table-cell table:style-name="ce22" office:value-type="string" calcext:value-type="string">
            <text:p>UrgOver</text:p>
          </table:table-cell>
          <table:table-cell table:style-name="ce22" office:value-type="string" calcext:value-type="string">
            <text:p>RespToTailVeh</text:p>
          </table:table-cell>
          <table:table-cell table:style-name="ce22" office:value-type="string" calcext:value-type="string">
            <text:p>ForDist</text:p>
          </table:table-cell>
          <table:table-cell table:style-name="ce22" office:value-type="string" calcext:value-type="string">
            <text:p>SteerDist</text:p>
          </table:table-cell>
          <table:table-cell table:style-name="ce22" office:value-type="string" calcext:value-type="string">
            <text:p>ObsKeepRR</text:p>
          </table:table-cell>
          <table:table-cell table:style-name="ce22" office:value-type="string" calcext:value-type="string">
            <text:p>ConsEnvCond</text:p>
          </table:table-cell>
          <table:table-cell table:style-name="ce22" office:value-type="string" calcext:value-type="string">
            <text:p>UseOfInd</text:p>
          </table:table-cell>
          <table:table-cell table:style-name="ce22" office:value-type="string" calcext:value-type="string">
            <text:p>ReactTime</text:p>
          </table:table-cell>
          <table:table-cell table:style-name="ce22" office:value-type="string" calcext:value-type="string">
            <text:p>ObTrafSigns</text:p>
          </table:table-cell>
          <table:table-cell table:style-name="ce22" office:value-type="string" calcext:value-type="string">
            <text:p>ObTrafLigh</text:p>
          </table:table-cell>
          <table:table-cell table:style-name="ce22" office:value-type="string" calcext:value-type="string">
            <text:p>ObTrfRul</text:p>
          </table:table-cell>
          <table:table-cell table:style-name="ce22" office:value-type="string" calcext:value-type="string">
            <text:p>Swarm</text:p>
          </table:table-cell>
          <table:table-cell table:style-name="ce22" office:value-type="string" calcext:value-type="string">
            <text:p>RouAdher</text:p>
          </table:table-cell>
          <table:table-cell table:style-name="ce8" office:value-type="string" calcext:value-type="string">
            <text:p>TIME OF SIM (CPU)</text:p>
          </table:table-cell>
          <table:table-cell table:style-name="ce23"/>
          <table:table-cell table:style-name="ce18" table:number-columns-repeated="989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ABS</text:p>
          </table:table-cell>
          <table:table-cell table:style-name="ce11" office:value-type="string" calcext:value-type="string">
            <text:p>Def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2]; &quot;-&quot;; [.B2]; &quot;-&quot;; [.C2]; IF([.D2]&lt;&gt;&quot;&quot;; &quot;--Weights:&quot; &amp; [.D2] &amp; &quot;:&quot; &amp; [.E2]; &quot;&quot;);IF([.F2]&lt;&gt;&quot;&quot;; &quot;--Ind:&quot; &amp; [.F2]; &quot;&quot;);&quot;-Iterations:&quot;; [.G2])" office:value-type="string" office:string-value="OPO-ABS-DefDr--Weights:1:1-Iterations:200" calcext:value-type="string">
            <text:p>OPO-ABS-DefDr--Weights:1:1-Iterations:200</text:p>
          </table:table-cell>
          <table:table-cell table:style-name="ce9" table:number-columns-repeated="25"/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ABS</text:p>
          </table:table-cell>
          <table:table-cell table:style-name="ce11" office:value-type="string" calcext:value-type="string">
            <text:p>Ha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3]; &quot;-&quot;; [.B3]; &quot;-&quot;; [.C3]; IF([.D3]&lt;&gt;&quot;&quot;; &quot;--Weights:&quot; &amp; [.D3] &amp; &quot;:&quot; &amp; [.E3]; &quot;&quot;);IF([.F3]&lt;&gt;&quot;&quot;; &quot;--Ind:&quot; &amp; [.F3]; &quot;&quot;);&quot;-Iterations:&quot;; [.G3])" office:value-type="string" office:string-value="OPO-ABS-HasDr--Weights:1:1-Iterations:200" calcext:value-type="string">
            <text:p>OPO-ABS-HasDr--Weights:1:1-Iterations:200</text:p>
          </table:table-cell>
          <table:table-cell table:style-name="ce9" table:number-columns-repeated="25"/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ABS</text:p>
          </table:table-cell>
          <table:table-cell table:style-name="ce11" office:value-type="string" calcext:value-type="string">
            <text:p>In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4]; &quot;-&quot;; [.B4]; &quot;-&quot;; [.C4]; IF([.D4]&lt;&gt;&quot;&quot;; &quot;--Weights:&quot; &amp; [.D4] &amp; &quot;:&quot; &amp; [.E4]; &quot;&quot;);IF([.F4]&lt;&gt;&quot;&quot;; &quot;--Ind:&quot; &amp; [.F4]; &quot;&quot;);&quot;-Iterations:&quot;; [.G4])" office:value-type="string" office:string-value="OPO-ABS-InsDr--Weights:1:1-Iterations:200" calcext:value-type="string">
            <text:p>OPO-ABS-InsDr--Weights:1:1-Iterations:200</text:p>
          </table:table-cell>
          <table:table-cell table:style-name="ce9" table:number-columns-repeated="25"/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GAU</text:p>
          </table:table-cell>
          <table:table-cell table:style-name="ce11" office:value-type="string" calcext:value-type="string">
            <text:p>Def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5]; &quot;-&quot;; [.B5]; &quot;-&quot;; [.C5]; IF([.D5]&lt;&gt;&quot;&quot;; &quot;--Weights:&quot; &amp; [.D5] &amp; &quot;:&quot; &amp; [.E5]; &quot;&quot;);IF([.F5]&lt;&gt;&quot;&quot;; &quot;--Ind:&quot; &amp; [.F5]; &quot;&quot;);&quot;-Iterations:&quot;; [.G5])" office:value-type="string" office:string-value="OPO-GAU-DefDr--Weights:1:1-Iterations:200" calcext:value-type="string">
            <text:p>OPO-GAU-DefDr--Weights:1:1-Iterations:200</text:p>
          </table:table-cell>
          <table:table-cell table:style-name="ce9" office:value-type="float" office:value="132.680000000008" calcext:value-type="float">
            <text:p>132.68</text:p>
          </table:table-cell>
          <table:table-cell table:style-name="ce9" office:value-type="float" office:value="38.7092977762222" calcext:value-type="float">
            <text:p>38.7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5" calcext:value-type="float">
            <text:p>0.5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92" calcext:value-type="float">
            <text:p>0.92</text:p>
          </table:table-cell>
          <table:table-cell table:number-columns-repeated="11" table:style-name="ce9" office:value-type="float" office:value="0.5" calcext:value-type="float">
            <text:p>0.50</text:p>
          </table:table-cell>
          <table:table-cell table:number-columns-repeated="5" table:style-name="ce9" office:value-type="float" office:value="1" calcext:value-type="float">
            <text:p>1.00</text:p>
          </table:table-cell>
          <table:table-cell table:style-name="ce9" office:value-type="string" calcext:value-type="string">
            <text:p>1252.76min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GAU</text:p>
          </table:table-cell>
          <table:table-cell table:style-name="ce11" office:value-type="string" calcext:value-type="string">
            <text:p>Ha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6]; &quot;-&quot;; [.B6]; &quot;-&quot;; [.C6]; IF([.D6]&lt;&gt;&quot;&quot;; &quot;--Weights:&quot; &amp; [.D6] &amp; &quot;:&quot; &amp; [.E6]; &quot;&quot;);IF([.F6]&lt;&gt;&quot;&quot;; &quot;--Ind:&quot; &amp; [.F6]; &quot;&quot;);&quot;-Iterations:&quot;; [.G6])" office:value-type="string" office:string-value="OPO-GAU-HasDr--Weights:1:1-Iterations:200" calcext:value-type="string">
            <text:p>OPO-GAU-HasDr--Weights:1:1-Iterations:200</text:p>
          </table:table-cell>
          <table:table-cell table:style-name="ce9" office:value-type="float" office:value="137.040000000007" calcext:value-type="float">
            <text:p>137.04</text:p>
          </table:table-cell>
          <table:table-cell table:style-name="ce9" office:value-type="float" office:value="37.8414332866669" calcext:value-type="float">
            <text:p>37.84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8" calcext:value-type="float">
            <text:p>0.8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93" calcext:value-type="float">
            <text:p>0.93</text:p>
          </table:table-cell>
          <table:table-cell table:style-name="ce9" office:value-type="float" office:value="0.7" calcext:value-type="float">
            <text:p>0.70</text:p>
          </table:table-cell>
          <table:table-cell table:number-columns-repeated="10" table:style-name="ce9" office:value-type="float" office:value="0.5" calcext:value-type="float">
            <text:p>0.50</text:p>
          </table:table-cell>
          <table:table-cell table:number-columns-repeated="5" table:style-name="ce9" office:value-type="float" office:value="1" calcext:value-type="float">
            <text:p>1.00</text:p>
          </table:table-cell>
          <table:table-cell table:style-name="ce9" office:value-type="string" calcext:value-type="string">
            <text:p>522.67min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GAU</text:p>
          </table:table-cell>
          <table:table-cell table:style-name="ce11" office:value-type="string" calcext:value-type="string">
            <text:p>In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7]; &quot;-&quot;; [.B7]; &quot;-&quot;; [.C7]; IF([.D7]&lt;&gt;&quot;&quot;; &quot;--Weights:&quot; &amp; [.D7] &amp; &quot;:&quot; &amp; [.E7]; &quot;&quot;);IF([.F7]&lt;&gt;&quot;&quot;; &quot;--Ind:&quot; &amp; [.F7]; &quot;&quot;);&quot;-Iterations:&quot;; [.G7])" office:value-type="string" office:string-value="OPO-GAU-InsDr--Weights:1:1-Iterations:200" calcext:value-type="string">
            <text:p>OPO-GAU-InsDr--Weights:1:1-Iterations:200</text:p>
          </table:table-cell>
          <table:table-cell table:style-name="ce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NSGA2</text:p>
          </table:table-cell>
          <table:table-cell table:style-name="ce12" office:value-type="string" calcext:value-type="string">
            <text:p>Def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8]; &quot;-&quot;; [.B8]; &quot;-&quot;; [.C8]; IF([.D8]&lt;&gt;&quot;&quot;; &quot;--Weights:&quot; &amp; [.D8] &amp; &quot;:&quot; &amp; [.E8]; &quot;&quot;);IF([.F8]&lt;&gt;&quot;&quot;; &quot;--Ind:&quot; &amp; [.F8]; &quot;&quot;);&quot;-Iterations:&quot;; [.G8])" office:value-type="string" office:string-value="PB-NSGA2-DefDr--Ind:4-Iterations:50" calcext:value-type="string">
            <text:p>PB-NSGA2-Def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NSGA2</text:p>
          </table:table-cell>
          <table:table-cell table:style-name="ce12" office:value-type="string" calcext:value-type="string">
            <text:p>Has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9]; &quot;-&quot;; [.B9]; &quot;-&quot;; [.C9]; IF([.D9]&lt;&gt;&quot;&quot;; &quot;--Weights:&quot; &amp; [.D9] &amp; &quot;:&quot; &amp; [.E9]; &quot;&quot;);IF([.F9]&lt;&gt;&quot;&quot;; &quot;--Ind:&quot; &amp; [.F9]; &quot;&quot;);&quot;-Iterations:&quot;; [.G9])" office:value-type="string" office:string-value="PB-NSGA2-HasDr--Ind:4-Iterations:50" calcext:value-type="string">
            <text:p>PB-NSGA2-Has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NSGA2</text:p>
          </table:table-cell>
          <table:table-cell table:style-name="ce12" office:value-type="string" calcext:value-type="string">
            <text:p>Ins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10]; &quot;-&quot;; [.B10]; &quot;-&quot;; [.C10]; IF([.D10]&lt;&gt;&quot;&quot;; &quot;--Weights:&quot; &amp; [.D10] &amp; &quot;:&quot; &amp; [.E10]; &quot;&quot;);IF([.F10]&lt;&gt;&quot;&quot;; &quot;--Ind:&quot; &amp; [.F10]; &quot;&quot;);&quot;-Iterations:&quot;; [.G10])" office:value-type="string" office:string-value="PB-NSGA2-InsDr--Ind:4-Iterations:50" calcext:value-type="string">
            <text:p>PB-NSGA2-Ins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RAND</text:p>
          </table:table-cell>
          <table:table-cell table:style-name="ce12" office:value-type="string" calcext:value-type="string">
            <text:p>Def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11]; &quot;-&quot;; [.B11]; &quot;-&quot;; [.C11]; IF([.D11]&lt;&gt;&quot;&quot;; &quot;--Weights:&quot; &amp; [.D11] &amp; &quot;:&quot; &amp; [.E11]; &quot;&quot;);IF([.F11]&lt;&gt;&quot;&quot;; &quot;--Ind:&quot; &amp; [.F11]; &quot;&quot;);&quot;-Iterations:&quot;; [.G11])" office:value-type="string" office:string-value="PB-RAND-DefDr--Ind:4-Iterations:50" calcext:value-type="string">
            <text:p>PB-RAND-Def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RAND</text:p>
          </table:table-cell>
          <table:table-cell table:style-name="ce12" office:value-type="string" calcext:value-type="string">
            <text:p>Has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12]; &quot;-&quot;; [.B12]; &quot;-&quot;; [.C12]; IF([.D12]&lt;&gt;&quot;&quot;; &quot;--Weights:&quot; &amp; [.D12] &amp; &quot;:&quot; &amp; [.E12]; &quot;&quot;);IF([.F12]&lt;&gt;&quot;&quot;; &quot;--Ind:&quot; &amp; [.F12]; &quot;&quot;);&quot;-Iterations:&quot;; [.G12])" office:value-type="string" office:string-value="PB-RAND-HasDr--Ind:4-Iterations:50" calcext:value-type="string">
            <text:p>PB-RAND-Has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RAND</text:p>
          </table:table-cell>
          <table:table-cell table:style-name="ce12" office:value-type="string" calcext:value-type="string">
            <text:p>Ins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13]; &quot;-&quot;; [.B13]; &quot;-&quot;; [.C13]; IF([.D13]&lt;&gt;&quot;&quot;; &quot;--Weights:&quot; &amp; [.D13] &amp; &quot;:&quot; &amp; [.E13]; &quot;&quot;);IF([.F13]&lt;&gt;&quot;&quot;; &quot;--Ind:&quot; &amp; [.F13]; &quot;&quot;);&quot;-Iterations:&quot;; [.G13])" office:value-type="string" office:string-value="PB-RAND-InsDr--Ind:4-Iterations:50" calcext:value-type="string">
            <text:p>PB-RAND-Ins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 table:number-rows-repeated="104856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 </number:text>
      <number:am-pm/>
    </number:time-style>
    <number:date-style style:name="N156">
      <number:month number:textual="true"/>
      <number:text>-</number:text>
      <number:year/>
    </number:date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4">
      <number:month/>
      <number:text>/</number:text>
      <number:day/>
      <number:text>/</number:text>
      <number:year number:style="long"/>
    </number:date-style>
    <number:time-style style:name="N153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time-style style:name="N140">
      <number:hours/>
      <number:text>:</number:text>
      <number:minutes number:style="long"/>
    </number:time-style>
    <number:date-style style:name="N139">
      <number:day/>
      <number:text>-</number:text>
      <number:month number:textual="true"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30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53:38.277627542</meta:creation-date>
    <dc:date>2023-10-27T11:44:50.828636819</dc:date>
    <meta:editing-duration>PT2H12M17S</meta:editing-duration>
    <meta:editing-cycles>12</meta:editing-cycles>
    <meta:generator>LibreOffice/7.3.7.2$Linux_X86_64 LibreOffice_project/30$Build-2</meta:generator>
    <meta:document-statistic meta:table-count="1" meta:cell-count="160" meta:object-count="0"/>
  </office:meta>
</office:document-meta>
</file>